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5.288cm" table:align="left"/>
    </style:style>
    <style:style style:name="Tableau1.A" style:family="table-column">
      <style:table-column-properties style:column-width="1.554cm"/>
    </style:style>
    <style:style style:name="Tableau1.B" style:family="table-column">
      <style:table-column-properties style:column-width="3.734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left="0cm" fo:margin-right="0cm" fo:text-indent="0cm" style:auto-text-indent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cm" fo:margin-bottom="0cm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cm" fo:margin-bottom="0cm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cm" fo:margin-bottom="0cm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2">
      <style:paragraph-properties fo:margin-top="0cm" fo:margin-bottom="0cm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3">
      <style:paragraph-properties fo:margin-top="0cm" fo:margin-bottom="0cm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4">
      <style:paragraph-properties fo:margin-top="0cm" fo:margin-bottom="0cm" style:contextual-spacing="false"/>
    </style:style>
    <style:style style:name="P30" style:family="paragraph" style:parent-style-name="Text_20_body" style:list-style-name="L15"/>
    <style:style style:name="P31" style:family="paragraph" style:parent-style-name="Text_20_body" style:list-style-name="L15">
      <style:paragraph-properties fo:margin-top="0cm" fo:margin-bottom="0cm" style:contextual-spacing="false"/>
    </style:style>
    <style:style style:name="P32" style:family="paragraph" style:parent-style-name="Text_20_body" style:list-style-name="L16"/>
    <style:style style:name="P33" style:family="paragraph" style:parent-style-name="Text_20_body" style:list-style-name="L16">
      <style:paragraph-properties fo:margin-top="0cm" fo:margin-bottom="0cm" style:contextual-spacing="false"/>
    </style:style>
    <style:style style:name="P34" style:family="paragraph" style:parent-style-name="Text_20_body" style:list-style-name="L17"/>
    <style:style style:name="P35" style:family="paragraph" style:parent-style-name="Text_20_body" style:list-style-name="L17">
      <style:paragraph-properties fo:margin-top="0cm" fo:margin-bottom="0cm" style:contextual-spacing="false"/>
    </style:style>
    <style:style style:name="P36" style:family="paragraph" style:parent-style-name="Text_20_body" style:list-style-name="L18"/>
    <style:style style:name="P37" style:family="paragraph" style:parent-style-name="Text_20_body" style:list-style-name="L18">
      <style:paragraph-properties fo:margin-top="0cm" fo:margin-bottom="0cm" style:contextual-spacing="false"/>
    </style:style>
    <style:style style:name="P38" style:family="paragraph" style:parent-style-name="Text_20_body" style:list-style-name="L19"/>
    <style:style style:name="P39" style:family="paragraph" style:parent-style-name="Text_20_body" style:list-style-name="L19">
      <style:paragraph-properties fo:margin-top="0cm" fo:margin-bottom="0cm" style:contextual-spacing="false"/>
    </style:style>
    <style:style style:name="P40" style:family="paragraph" style:parent-style-name="Text_20_body" style:list-style-name="L20"/>
    <style:style style:name="P41" style:family="paragraph" style:parent-style-name="Text_20_body" style:list-style-name="L20">
      <style:paragraph-properties fo:margin-top="0cm" fo:margin-bottom="0cm" style:contextual-spacing="false"/>
    </style:style>
    <style:style style:name="P42" style:family="paragraph" style:parent-style-name="Text_20_body" style:list-style-name="L21"/>
    <style:style style:name="P43" style:family="paragraph" style:parent-style-name="Text_20_body" style:list-style-name="L21">
      <style:paragraph-properties fo:margin-top="0cm" fo:margin-bottom="0cm" style:contextual-spacing="false"/>
    </style:style>
    <style:style style:name="P44" style:family="paragraph" style:parent-style-name="Text_20_body" style:list-style-name="L22"/>
    <style:style style:name="P45" style:family="paragraph" style:parent-style-name="Text_20_body" style:list-style-name="L22">
      <style:paragraph-properties fo:margin-top="0cm" fo:margin-bottom="0cm" style:contextual-spacing="false"/>
    </style:style>
    <style:style style:name="P46" style:family="paragraph" style:parent-style-name="Text_20_body" style:list-style-name="L23"/>
    <style:style style:name="P47" style:family="paragraph" style:parent-style-name="Text_20_body" style:list-style-name="L23">
      <style:paragraph-properties fo:margin-top="0cm" fo:margin-bottom="0cm" style:contextual-spacing="false"/>
    </style:style>
    <style:style style:name="P48" style:family="paragraph" style:parent-style-name="Text_20_body" style:list-style-name="L24"/>
    <style:style style:name="P49" style:family="paragraph" style:parent-style-name="Text_20_body" style:list-style-name="L25"/>
    <style:style style:name="P50" style:family="paragraph" style:parent-style-name="Text_20_body" style:list-style-name="L26"/>
    <style:style style:name="P51" style:family="paragraph" style:parent-style-name="Text_20_body" style:list-style-name="L27"/>
    <style:style style:name="P52" style:family="paragraph" style:parent-style-name="Text_20_body" style:list-style-name="L27">
      <style:paragraph-properties fo:margin-top="0cm" fo:margin-bottom="0cm" style:contextual-spacing="false"/>
    </style:style>
    <style:style style:name="P53" style:family="paragraph" style:parent-style-name="Text_20_body" style:list-style-name="L28"/>
    <style:style style:name="P54" style:family="paragraph" style:parent-style-name="Text_20_body" style:list-style-name="L28">
      <style:paragraph-properties fo:margin-top="0cm" fo:margin-bottom="0cm" style:contextual-spacing="false"/>
    </style:style>
    <style:style style:name="P55" style:family="paragraph" style:parent-style-name="Text_20_body" style:list-style-name="L29"/>
    <style:style style:name="P56" style:family="paragraph" style:parent-style-name="Text_20_body" style:list-style-name="L29">
      <style:paragraph-properties fo:margin-top="0cm" fo:margin-bottom="0cm" style:contextual-spacing="false"/>
    </style:style>
    <style:style style:name="P57" style:family="paragraph" style:parent-style-name="Text_20_body" style:list-style-name="L30"/>
    <style:style style:name="P58" style:family="paragraph" style:parent-style-name="Text_20_body" style:list-style-name="L30">
      <style:paragraph-properties fo:margin-top="0cm" fo:margin-bottom="0cm" style:contextual-spacing="false"/>
    </style:style>
    <style:style style:name="P59" style:family="paragraph" style:parent-style-name="Text_20_body" style:list-style-name="L31"/>
    <style:style style:name="P60" style:family="paragraph" style:parent-style-name="Text_20_body" style:list-style-name="L31">
      <style:paragraph-properties fo:margin-top="0cm" fo:margin-bottom="0cm" style:contextual-spacing="false"/>
    </style:style>
    <style:style style:name="P61" style:family="paragraph" style:parent-style-name="Text_20_body" style:list-style-name="L32"/>
    <style:style style:name="P62" style:family="paragraph" style:parent-style-name="Text_20_body" style:list-style-name="L32">
      <style:paragraph-properties fo:margin-top="0cm" fo:margin-bottom="0cm" style:contextual-spacing="false"/>
    </style:style>
    <style:style style:name="P63" style:family="paragraph" style:parent-style-name="Text_20_body" style:list-style-name="L33"/>
    <style:style style:name="P64" style:family="paragraph" style:parent-style-name="Text_20_body" style:list-style-name="L34"/>
    <style:style style:name="P65" style:family="paragraph" style:parent-style-name="Text_20_body" style:list-style-name="L34">
      <style:paragraph-properties fo:margin-top="0cm" fo:margin-bottom="0cm" style:contextual-spacing="false"/>
    </style:style>
    <style:style style:name="P66" style:family="paragraph" style:parent-style-name="Text_20_body" style:list-style-name="L35"/>
    <style:style style:name="P67" style:family="paragraph" style:parent-style-name="Text_20_body" style:list-style-name="L35">
      <style:paragraph-properties fo:margin-top="0cm" fo:margin-bottom="0cm" style:contextual-spacing="false"/>
    </style:style>
    <style:style style:name="P68" style:family="paragraph" style:parent-style-name="Text_20_body" style:list-style-name="L36"/>
    <style:style style:name="P69" style:family="paragraph" style:parent-style-name="Text_20_body" style:list-style-name="L36">
      <style:paragraph-properties fo:margin-top="0cm" fo:margin-bottom="0cm" style:contextual-spacing="false"/>
    </style:style>
    <style:style style:name="P70" style:family="paragraph" style:parent-style-name="Text_20_body" style:list-style-name="L37"/>
    <style:style style:name="P71" style:family="paragraph" style:parent-style-name="Text_20_body" style:list-style-name="L37">
      <style:paragraph-properties fo:margin-top="0cm" fo:margin-bottom="0cm" style:contextual-spacing="false"/>
    </style:style>
    <style:style style:name="P72" style:family="paragraph" style:parent-style-name="Text_20_body" style:list-style-name="L38"/>
    <style:style style:name="P73" style:family="paragraph" style:parent-style-name="Text_20_body" style:list-style-name="L38">
      <style:paragraph-properties fo:margin-top="0cm" fo:margin-bottom="0cm" style:contextual-spacing="false"/>
    </style:style>
    <style:style style:name="P74" style:family="paragraph" style:parent-style-name="Text_20_body" style:list-style-name="L39"/>
    <style:style style:name="P75" style:family="paragraph" style:parent-style-name="Text_20_body" style:list-style-name="L39">
      <style:paragraph-properties fo:margin-top="0cm" fo:margin-bottom="0cm" style:contextual-spacing="false"/>
    </style:style>
    <style:style style:name="P76" style:family="paragraph" style:parent-style-name="Text_20_body" style:list-style-name="L40"/>
    <style:style style:name="P77" style:family="paragraph" style:parent-style-name="Text_20_body" style:list-style-name="L40">
      <style:paragraph-properties fo:margin-top="0cm" fo:margin-bottom="0cm" style:contextual-spacing="false"/>
    </style:style>
    <style:style style:name="P78" style:family="paragraph" style:parent-style-name="Text_20_body" style:list-style-name="L41"/>
    <style:style style:name="P79" style:family="paragraph" style:parent-style-name="Text_20_body" style:list-style-name="L41">
      <style:paragraph-properties fo:margin-top="0cm" fo:margin-bottom="0cm" style:contextual-spacing="false"/>
    </style:style>
    <style:style style:name="P80" style:family="paragraph" style:parent-style-name="Text_20_body" style:list-style-name="L42"/>
    <style:style style:name="P81" style:family="paragraph" style:parent-style-name="Text_20_body" style:list-style-name="L42">
      <style:paragraph-properties fo:margin-top="0cm" fo:margin-bottom="0cm" style:contextual-spacing="false"/>
    </style:style>
    <style:style style:name="P82" style:family="paragraph" style:parent-style-name="Text_20_body" style:list-style-name="L43"/>
    <style:style style:name="P83" style:family="paragraph" style:parent-style-name="Text_20_body" style:list-style-name="L43">
      <style:paragraph-properties fo:margin-top="0cm" fo:margin-bottom="0cm" style:contextual-spacing="fals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éance 20 : Bases des graphes</text:h>
      <text:h text:style-name="Heading_20_2" text:outline-level="2">Place dans la progression</text:h>
      <text:p text:style-name="Text_20_body">Cette séance ouvre le bloc <text:span text:style-name="Strong_20_Emphasis">Graphes</text:span>.</text:p>
      <text:p text:style-name="Text_20_body">Elle a un rôle fondamental :<text:line-break/>installer un <text:span text:style-name="Strong_20_Emphasis">vocabulaire précis</text:span> et une première manière de <text:span text:style-name="Strong_20_Emphasis">lire un graphe</text:span> sans panique.</text:p>
      <text:p text:style-name="Text_20_body">On ne cherche pas encore :</text:p>
      <text:list text:style-name="L1">
        <text:list-item>
          <text:p text:style-name="P3">les algorithmes compliqués ; </text:p>
        </text:list-item>
        <text:list-item>
          <text:p text:style-name="P3">les parcours détaillés ; </text:p>
        </text:list-item>
        <text:list-item>
          <text:p text:style-name="P2">les représentations avancées. </text:p>
        </text:list-item>
      </text:list>
      <text:p text:style-name="Text_20_body">On cherche d’abord à faire comprendre qu’un graphe est un <text:span text:style-name="Strong_20_Emphasis">objet de modélisation</text:span> qui permet de représenter des relations entre des éléments.</text:p>
      <text:p text:style-name="Text_20_body">Cette séance doit donc permettre aux élèves de :</text:p>
      <text:list text:style-name="L2">
        <text:list-item>
          <text:p text:style-name="P5">reconnaître un graphe ; </text:p>
        </text:list-item>
        <text:list-item>
          <text:p text:style-name="P5">identifier ses éléments ; </text:p>
        </text:list-item>
        <text:list-item>
          <text:p text:style-name="P5">lire une situation modélisée par un graphe ; </text:p>
        </text:list-item>
        <text:list-item>
          <text:p text:style-name="P4">employer correctement les mots de base. </text:p>
        </text:list-item>
      </text:list>
      <text:p text:style-name="Horizontal_20_Line"/>
      <text:h text:style-name="Heading_20_2" text:outline-level="2">Durée</text:h>
      <text:p text:style-name="Text_20_body">2 heures</text:p>
      <text:h text:style-name="Heading_20_2" text:outline-level="2">Objectif principal</text:h>
      <text:p text:style-name="Text_20_body">Comprendre ce qu’est un <text:span text:style-name="Strong_20_Emphasis">graphe</text:span> et maîtriser le vocabulaire de base :</text:p>
      <text:list text:style-name="L3">
        <text:list-item>
          <text:p text:style-name="P7">sommet, </text:p>
        </text:list-item>
        <text:list-item>
          <text:p text:style-name="P7">arête, </text:p>
        </text:list-item>
        <text:list-item>
          <text:p text:style-name="P7">voisin, </text:p>
        </text:list-item>
        <text:list-item>
          <text:p text:style-name="P7">degré, </text:p>
        </text:list-item>
        <text:list-item>
          <text:p text:style-name="P7">chemin, </text:p>
        </text:list-item>
        <text:list-item>
          <text:p text:style-name="P6">cycle. </text:p>
        </text:list-item>
      </text:list>
      <text:p text:style-name="Horizontal_20_Line"/>
      <text:h text:style-name="Heading_20_2" text:outline-level="2">Objectifs opérationnels</text:h>
      <text:p text:style-name="Text_20_body">À la fin de la séance, l’élève doit être capable de :</text:p>
      <text:list text:style-name="L4">
        <text:list-item>
          <text:p text:style-name="P9">définir simplement un <text:span text:style-name="Strong_20_Emphasis">graphe</text:span> ; </text:p>
        </text:list-item>
        <text:list-item>
          <text:p text:style-name="P9">reconnaître un <text:span text:style-name="Strong_20_Emphasis">sommet</text:span> et une <text:span text:style-name="Strong_20_Emphasis">arête</text:span> ; </text:p>
        </text:list-item>
        <text:list-item>
          <text:p text:style-name="P9">déterminer si deux sommets sont <text:span text:style-name="Strong_20_Emphasis">voisins</text:span> ; </text:p>
        </text:list-item>
        <text:list-item>
          <text:p text:style-name="P9"><text:soft-page-break/>calculer le <text:span text:style-name="Strong_20_Emphasis">degré</text:span> d’un sommet dans des cas simples ; </text:p>
        </text:list-item>
        <text:list-item>
          <text:p text:style-name="P9">repérer un <text:span text:style-name="Strong_20_Emphasis">chemin</text:span> ; </text:p>
        </text:list-item>
        <text:list-item>
          <text:p text:style-name="P9">repérer un <text:span text:style-name="Strong_20_Emphasis">cycle</text:span> ; </text:p>
        </text:list-item>
        <text:list-item>
          <text:p text:style-name="P9">lire un petit graphe et répondre à des questions courtes ; </text:p>
        </text:list-item>
        <text:list-item>
          <text:p text:style-name="P8">comprendre qu’un graphe sert à modéliser une situation réelle. </text:p>
        </text:list-item>
      </text:list>
      <text:p text:style-name="Horizontal_20_Line"/>
      <text:h text:style-name="Heading_20_2" text:outline-level="2">Notions travaillées</text:h>
      <text:list text:style-name="L5">
        <text:list-item>
          <text:p text:style-name="P11">graphe </text:p>
        </text:list-item>
        <text:list-item>
          <text:p text:style-name="P11">sommet </text:p>
        </text:list-item>
        <text:list-item>
          <text:p text:style-name="P11">arête </text:p>
        </text:list-item>
        <text:list-item>
          <text:p text:style-name="P11">voisin </text:p>
        </text:list-item>
        <text:list-item>
          <text:p text:style-name="P11">degré </text:p>
        </text:list-item>
        <text:list-item>
          <text:p text:style-name="P11">chemin </text:p>
        </text:list-item>
        <text:list-item>
          <text:p text:style-name="P11">cycle </text:p>
        </text:list-item>
        <text:list-item>
          <text:p text:style-name="P11">graphe orienté / non orienté, seulement en ouverture très simple si souhaité </text:p>
        </text:list-item>
        <text:list-item>
          <text:p text:style-name="P10">modélisation </text:p>
        </text:list-item>
      </text:list>
      <text:p text:style-name="Horizontal_20_Line"/>
      <text:h text:style-name="Heading_20_2" text:outline-level="2">Compétences visées</text:h>
      <text:list text:style-name="L6">
        <text:list-item>
          <text:p text:style-name="P13">lire un objet mathématique ou informatique simple ; </text:p>
        </text:list-item>
        <text:list-item>
          <text:p text:style-name="P13">employer un vocabulaire précis ; </text:p>
        </text:list-item>
        <text:list-item>
          <text:p text:style-name="P13">interpréter une représentation ; </text:p>
        </text:list-item>
        <text:list-item>
          <text:p text:style-name="P13">justifier une réponse courte ; </text:p>
        </text:list-item>
        <text:list-item>
          <text:p text:style-name="P12">passer d’une situation concrète à un graphe simple. </text:p>
        </text:list-item>
      </text:list>
      <text:p text:style-name="Horizontal_20_Line"/>
      <text:h text:style-name="Heading_20_1" text:outline-level="1">1. Ce que cette séance doit absolument installer</text:h>
      <text:p text:style-name="Text_20_body">Cette séance doit ancrer <text:span text:style-name="Strong_20_Emphasis">six idées très nettes</text:span>.</text:p>
      <text:h text:style-name="Heading_20_3" text:outline-level="3">Idée 1 — Un graphe sert à représenter des relations</text:h>
      <text:p text:style-name="Text_20_body">Un graphe n’est pas un dessin “pour faire joli”.<text:line-break/>C’est une manière de représenter :</text:p>
      <text:list text:style-name="L7">
        <text:list-item>
          <text:p text:style-name="P15">des lieux reliés ; </text:p>
        </text:list-item>
        <text:list-item>
          <text:p text:style-name="P15">des personnes en relation ; </text:p>
        </text:list-item>
        <text:list-item>
          <text:p text:style-name="P15">des pages connectées ; </text:p>
        </text:list-item>
        <text:list-item>
          <text:p text:style-name="P15">des villes reliées par des routes ; </text:p>
        </text:list-item>
        <text:list-item>
          <text:p text:style-name="P15">des stations reliées par des lignes ; </text:p>
        </text:list-item>
        <text:list-item>
          <text:p text:style-name="P14">etc. </text:p>
        </text:list-item>
      </text:list>
      <text:h text:style-name="Heading_20_3" text:outline-level="3"><text:soft-page-break/>Idée 2 — Un graphe est composé de sommets et d’arêtes</text:h>
      <text:list text:style-name="L8">
        <text:list-item>
          <text:p text:style-name="P17">les <text:span text:style-name="Strong_20_Emphasis">sommets</text:span> représentent les éléments ; </text:p>
        </text:list-item>
        <text:list-item>
          <text:p text:style-name="P16">les <text:span text:style-name="Strong_20_Emphasis">arêtes</text:span> représentent les liens entre ces éléments. </text:p>
        </text:list-item>
      </text:list>
      <text:h text:style-name="Heading_20_3" text:outline-level="3">Idée 3 — Deux sommets reliés sont voisins</text:h>
      <text:p text:style-name="Text_20_body">Si une arête relie deux sommets, alors ils sont <text:span text:style-name="Strong_20_Emphasis">voisins</text:span>.</text:p>
      <text:h text:style-name="Heading_20_3" text:outline-level="3">Idée 4 — Le degré d’un sommet compte ses liaisons</text:h>
      <text:p text:style-name="Text_20_body">Le <text:span text:style-name="Strong_20_Emphasis">degré</text:span> d’un sommet correspond au nombre d’arêtes qui y sont reliées, dans le cadre simple étudié ici.</text:p>
      <text:h text:style-name="Heading_20_3" text:outline-level="3">Idée 5 — Un chemin est une suite de sommets reliés</text:h>
      <text:p text:style-name="Text_20_body">Il permet d’aller d’un sommet à un autre en suivant les arêtes.</text:p>
      <text:h text:style-name="Heading_20_3" text:outline-level="3">Idée 6 — Un cycle est un chemin fermé</text:h>
      <text:p text:style-name="Text_20_body">On part d’un sommet et on revient au même sans “téléportation”, en suivant les arêtes.</text:p>
      <text:p text:style-name="Horizontal_20_Line"/>
      <text:h text:style-name="Heading_20_1" text:outline-level="1">2. Point pédagogique essentiel</text:h>
      <text:p text:style-name="Text_20_body">Les élèves fragiles confondent souvent :</text:p>
      <text:list text:style-name="L9">
        <text:list-item>
          <text:p text:style-name="P19">sommet et arête ; </text:p>
        </text:list-item>
        <text:list-item>
          <text:p text:style-name="P19">chemin et cycle ; </text:p>
        </text:list-item>
        <text:list-item>
          <text:p text:style-name="P19">voisin et sommet quelconque ; </text:p>
        </text:list-item>
        <text:list-item>
          <text:p text:style-name="P19">arbre et graphe ; </text:p>
        </text:list-item>
        <text:list-item>
          <text:p text:style-name="P18">“nombre de voisins” et “nombre total de sommets”. </text:p>
        </text:list-item>
      </text:list>
      <text:p text:style-name="Text_20_body">Il faut donc :</text:p>
      <text:list text:style-name="L10">
        <text:list-item>
          <text:p text:style-name="P21">nommer très explicitement les objets ; </text:p>
        </text:list-item>
        <text:list-item>
          <text:p text:style-name="P21">faire beaucoup d’exemples courts ; </text:p>
        </text:list-item>
        <text:list-item>
          <text:p text:style-name="P21">faire parler les élèves avec le bon vocabulaire ; </text:p>
        </text:list-item>
        <text:list-item>
          <text:p text:style-name="P20">corriger immédiatement les imprécisions de langage. </text:p>
        </text:list-item>
      </text:list>
      <text:p text:style-name="Text_20_body">Il faut aussi éviter de mélanger trop tôt :</text:p>
      <text:list text:style-name="L11">
        <text:list-item>
          <text:p text:style-name="P23">graphe orienté ; </text:p>
        </text:list-item>
        <text:list-item>
          <text:p text:style-name="P23">pondéré ; </text:p>
        </text:list-item>
        <text:list-item>
          <text:p text:style-name="P23">représentations matricielles ; </text:p>
        </text:list-item>
        <text:list-item>
          <text:p text:style-name="P22">parcours algorithmiques. </text:p>
        </text:list-item>
      </text:list>
      <text:p text:style-name="Text_20_body">Cette séance doit rester une <text:span text:style-name="Strong_20_Emphasis">séance de fondation</text:span>.</text:p>
      <text:p text:style-name="Horizontal_20_Line"/>
      <text:h text:style-name="Heading_20_1" text:outline-level="1"><text:soft-page-break/>3. Idée simple à faire passer</text:h>
      <text:p text:style-name="Text_20_body">Tu peux dire :</text:p>
      <text:p text:style-name="Quotations">“Un graphe, c’est une carte de relations.”</text:p>
      <text:p text:style-name="Text_20_body">Ou encore :</text:p>
      <text:p text:style-name="Quotations">“Les sommets sont les points importants, les arêtes sont les liens.”</text:p>
      <text:p text:style-name="Text_20_body">Pour les élèves, une très bonne image est :</text:p>
      <text:list text:style-name="L12">
        <text:list-item>
          <text:p text:style-name="P25">sommets = villes </text:p>
        </text:list-item>
        <text:list-item>
          <text:p text:style-name="P24">arêtes = routes </text:p>
        </text:list-item>
      </text:list>
      <text:p text:style-name="Text_20_body">Ou :</text:p>
      <text:list text:style-name="L13">
        <text:list-item>
          <text:p text:style-name="P27">sommets = personnes </text:p>
        </text:list-item>
        <text:list-item>
          <text:p text:style-name="P26">arêtes = relations / amitiés </text:p>
        </text:list-item>
      </text:list>
      <text:p text:style-name="Text_20_body">Cette double image est très efficace, car elle évite qu’ils croient qu’un graphe ne sert qu’à parler de transport.</text:p>
      <text:p text:style-name="Horizontal_20_Line"/>
      <text:h text:style-name="Heading_20_1" text:outline-level="1">4. Matériel</text:h>
      <text:list text:style-name="L14">
        <text:list-item>
          <text:p text:style-name="P29">vidéoprojecteur </text:p>
        </text:list-item>
        <text:list-item>
          <text:p text:style-name="P29">fiche élève </text:p>
        </text:list-item>
        <text:list-item>
          <text:p text:style-name="P29">tableau </text:p>
        </text:list-item>
        <text:list-item>
          <text:p text:style-name="P29">éventuellement cartes ou petits schémas imprimés </text:p>
        </text:list-item>
        <text:list-item>
          <text:p text:style-name="P28">feutres de couleur pour entourer sommets et arêtes </text:p>
        </text:list-item>
      </text:list>
      <text:p text:style-name="Horizontal_20_Line"/>
      <text:h text:style-name="Heading_20_1" text:outline-level="1">5. Déroulé détaillé — 2h</text:h>
      <text:p text:style-name="Horizontal_20_Line"/>
      <text:h text:style-name="Heading_20_2" text:outline-level="2">5.1 Accroche — 10 min</text:h>
      <text:h text:style-name="Heading_20_3" text:outline-level="3">Objectif</text:h>
      <text:p text:style-name="Text_20_body">Faire émerger l’idée de modélisation.</text:p>
      <text:h text:style-name="Heading_20_3" text:outline-level="3">Mise en situation</text:h>
      <text:p text:style-name="Text_20_body">Tu peux demander :</text:p>
      <text:p text:style-name="Quotations">“Comment représenter simplement des villes reliées par des routes ?<text:line-break/>Ou des personnes reliées par des liens d’amitié ?”</text:p>
      <text:p text:style-name="Text_20_body"><text:soft-page-break/>Laisser quelques réponses émerger.</text:p>
      <text:p text:style-name="Text_20_body">Puis introduire :</text:p>
      <text:p text:style-name="Quotations">“En informatique et en mathématiques, on utilise souvent un <text:span text:style-name="Strong_20_Emphasis">graphe</text:span> pour représenter ce type de situation.”</text:p>
      <text:h text:style-name="Heading_20_3" text:outline-level="3">Transition</text:h>
      <text:p text:style-name="Quotations">“Aujourd’hui, on va apprendre à lire un graphe comme on apprend à lire une carte.”</text:p>
      <text:p text:style-name="Horizontal_20_Line"/>
      <text:h text:style-name="Heading_20_2" text:outline-level="2">5.2 Définir ce qu’est un graphe — 15 min</text:h>
      <text:h text:style-name="Heading_20_3" text:outline-level="3">Objectif</text:h>
      <text:p text:style-name="Text_20_body">Installer la définition de base.</text:p>
      <text:h text:style-name="Heading_20_3" text:outline-level="3">Définition simple</text:h>
      <text:p text:style-name="Quotations">“Un graphe est un ensemble de sommets reliés par des arêtes.”</text:p>
      <text:h text:style-name="Heading_20_3" text:outline-level="3">À expliquer</text:h>
      <text:list text:style-name="L15">
        <text:list-item>
          <text:p text:style-name="P31">un <text:span text:style-name="Strong_20_Emphasis">sommet</text:span> est un point du graphe ; </text:p>
        </text:list-item>
        <text:list-item>
          <text:p text:style-name="P30">une <text:span text:style-name="Strong_20_Emphasis">arête</text:span> est un lien entre deux sommets. </text:p>
        </text:list-item>
      </text:list>
      <text:h text:style-name="Heading_20_3" text:outline-level="3">Exemple simple</text:h>
      <text:p text:style-name="Text_20_body">Tu peux dessiner au tableau :</text:p>
      <text:section text:style-name="Sect1" text:name="code-block-viewer">
        <text:p text:style-name="P1">A ----- B</text:p>
        <text:p text:style-name="Preformatted_20_Text"><text:s/>\ <text:s text:c="4"/>/</text:p>
        <text:p text:style-name="Preformatted_20_Text"><text:s text:c="3"/>\ /</text:p>
        <text:p text:style-name="Preformatted_20_Text"><text:s text:c="4"/>C</text:p>
      </text:section>
      <text:p text:style-name="Text_20_body">ou le décrire proprement :</text:p>
      <text:list text:style-name="L16">
        <text:list-item>
          <text:p text:style-name="P33">sommets : A, B, C </text:p>
        </text:list-item>
        <text:list-item>
          <text:p text:style-name="P32">arêtes : [A,B], [A,C], [B,C] </text:p>
        </text:list-item>
      </text:list>
      <text:h text:style-name="Heading_20_3" text:outline-level="3">Ce qu’il faut faire verbaliser</text:h>
      <text:list text:style-name="L17">
        <text:list-item>
          <text:p text:style-name="P35">A, B, C sont des sommets ; </text:p>
        </text:list-item>
        <text:list-item>
          <text:p text:style-name="P35">les traits sont les arêtes ; </text:p>
        </text:list-item>
        <text:list-item>
          <text:p text:style-name="P34">ici, tout le monde est relié à tout le monde. </text:p>
        </text:list-item>
      </text:list>
      <text:p text:style-name="Horizontal_20_Line"/>
      <text:h text:style-name="Heading_20_2" text:outline-level="2">5.3 Découvrir le vocabulaire de base — 25 min</text:h>
      <text:h text:style-name="Heading_20_3" text:outline-level="3">Objectif</text:h>
      <text:p text:style-name="Text_20_body">Installer les mots fondamentaux.</text:p>
      <text:p text:style-name="Text_20_body"><text:soft-page-break/>On reprend un petit graphe :</text:p>
      <text:section text:style-name="Sect1" text:name="Section1">
        <text:p text:style-name="P1"><text:bookmark text:name="code-block-viewer"/>A ----- B ----- D</text:p>
        <text:p text:style-name="Preformatted_20_Text"><text:s/>\ <text:s text:c="4"/>/</text:p>
        <text:p text:style-name="Preformatted_20_Text"><text:s text:c="3"/>\ /</text:p>
        <text:p text:style-name="Preformatted_20_Text"><text:s text:c="4"/>C</text:p>
      </text:section>
      <text:p text:style-name="Text_20_body">Arêtes :</text:p>
      <text:list text:style-name="L18">
        <text:list-item>
          <text:p text:style-name="P37">[A,B] </text:p>
        </text:list-item>
        <text:list-item>
          <text:p text:style-name="P37">[A,C] </text:p>
        </text:list-item>
        <text:list-item>
          <text:p text:style-name="P37">[B,C] </text:p>
        </text:list-item>
        <text:list-item>
          <text:p text:style-name="P36">[B,D] </text:p>
        </text:list-item>
      </text:list>
      <text:p text:style-name="Horizontal_20_Line"/>
      <text:h text:style-name="Heading_20_3" text:outline-level="3">a) Sommet</text:h>
      <text:p text:style-name="Text_20_body">Exemples :</text:p>
      <text:list text:style-name="L19">
        <text:list-item>
          <text:p text:style-name="P39">A est un sommet </text:p>
        </text:list-item>
        <text:list-item>
          <text:p text:style-name="P38">B est un sommet </text:p>
        </text:list-item>
      </text:list>
      <text:h text:style-name="Heading_20_3" text:outline-level="3">b) Arête</text:h>
      <text:p text:style-name="Text_20_body">Exemples :</text:p>
      <text:list text:style-name="L20">
        <text:list-item>
          <text:p text:style-name="P41">[A,B] est une arête </text:p>
        </text:list-item>
        <text:list-item>
          <text:p text:style-name="P40">[B,D] est une arête </text:p>
        </text:list-item>
      </text:list>
      <text:h text:style-name="Heading_20_3" text:outline-level="3">c) Voisins</text:h>
      <text:p text:style-name="Text_20_body">Deux sommets sont voisins s’ils sont reliés par une arête.</text:p>
      <text:p text:style-name="Text_20_body">Exemples :</text:p>
      <text:list text:style-name="L21">
        <text:list-item>
          <text:p text:style-name="P43">A et B sont voisins </text:p>
        </text:list-item>
        <text:list-item>
          <text:p text:style-name="P43">B et D sont voisins </text:p>
        </text:list-item>
        <text:list-item>
          <text:p text:style-name="P42">A et D ne sont pas voisins </text:p>
        </text:list-item>
      </text:list>
      <text:h text:style-name="Heading_20_3" text:outline-level="3">d) Degré</text:h>
      <text:p text:style-name="Text_20_body">Le degré d’un sommet = nombre d’arêtes qui touchent ce sommet.</text:p>
      <text:p text:style-name="Text_20_body">Exemples :</text:p>
      <text:list text:style-name="L22">
        <text:list-item>
          <text:p text:style-name="P45">degré de A = 2 </text:p>
        </text:list-item>
        <text:list-item>
          <text:p text:style-name="P45">degré de B = 3 </text:p>
        </text:list-item>
        <text:list-item>
          <text:p text:style-name="P45">degré de C = 2 </text:p>
        </text:list-item>
        <text:list-item>
          <text:p text:style-name="P44">degré de D = 1 </text:p>
        </text:list-item>
      </text:list>
      <text:h text:style-name="Heading_20_3" text:outline-level="3">Point pédagogique très important</text:h>
      <text:p text:style-name="Text_20_body">Faire compter <text:span text:style-name="Strong_20_Emphasis">avec les doigts ou des couleurs</text:span> si nécessaire.<text:line-break/>Beaucoup d’élèves se trompent juste parce qu’ils regardent trop vite.</text:p>
      <text:p text:style-name="Horizontal_20_Line"/>
      <text:h text:style-name="Heading_20_2" text:outline-level="2"><text:soft-page-break/>5.4 Découvrir la notion de chemin — 15 min</text:h>
      <text:h text:style-name="Heading_20_3" text:outline-level="3">Objectif</text:h>
      <text:p text:style-name="Text_20_body">Comprendre qu’on peut se déplacer dans un graphe.</text:p>
      <text:h text:style-name="Heading_20_3" text:outline-level="3">Définition simple</text:h>
      <text:p text:style-name="Quotations">“Un chemin est une suite de sommets reliés les uns aux autres par des arêtes.”</text:p>
      <text:h text:style-name="Heading_20_3" text:outline-level="3">Exemples dans le graphe précédent</text:h>
      <text:list text:style-name="L23">
        <text:list-item>
          <text:p text:style-name="P47">A → B → D est un chemin </text:p>
        </text:list-item>
        <text:list-item>
          <text:p text:style-name="P47">C → B → D est un chemin </text:p>
        </text:list-item>
        <text:list-item>
          <text:p text:style-name="P46">A → C → B est un chemin </text:p>
        </text:list-item>
      </text:list>
      <text:h text:style-name="Heading_20_3" text:outline-level="3">Contre-exemple</text:h>
      <text:list text:style-name="L24">
        <text:list-item>
          <text:p text:style-name="P48">A → D n’est pas un chemin direct, car il n’y a pas d’arête entre A et D </text:p>
        </text:list-item>
      </text:list>
      <text:h text:style-name="Heading_20_3" text:outline-level="3">Ce qu’il faut verbaliser</text:h>
      <text:p text:style-name="Text_20_body">Un chemin doit suivre les arêtes du graphe.</text:p>
      <text:p text:style-name="Horizontal_20_Line"/>
      <text:h text:style-name="Heading_20_2" text:outline-level="2">5.5 Découvrir la notion de cycle — 15 min</text:h>
      <text:h text:style-name="Heading_20_3" text:outline-level="3">Objectif</text:h>
      <text:p text:style-name="Text_20_body">Distinguer chemin et cycle.</text:p>
      <text:h text:style-name="Heading_20_3" text:outline-level="3">Définition simple</text:h>
      <text:p text:style-name="Quotations">“Un cycle est un chemin qui revient à son point de départ.”</text:p>
      <text:h text:style-name="Heading_20_3" text:outline-level="3">Exemple</text:h>
      <text:p text:style-name="Text_20_body">Dans le graphe précédent :</text:p>
      <text:list text:style-name="L25">
        <text:list-item>
          <text:p text:style-name="P49">A → B → C → A est un cycle </text:p>
        </text:list-item>
      </text:list>
      <text:h text:style-name="Heading_20_3" text:outline-level="3">Contre-exemple</text:h>
      <text:list text:style-name="L26">
        <text:list-item>
          <text:p text:style-name="P50">A → B → D n’est pas un cycle, car on ne revient pas à A </text:p>
        </text:list-item>
      </text:list>
      <text:h text:style-name="Heading_20_3" text:outline-level="3">Point important</text:h>
      <text:p text:style-name="Text_20_body">Insister sur :</text:p>
      <text:list text:style-name="L27">
        <text:list-item>
          <text:p text:style-name="P52">on part d’un sommet ; </text:p>
        </text:list-item>
        <text:list-item>
          <text:p text:style-name="P52">on suit des arêtes ; </text:p>
        </text:list-item>
        <text:list-item>
          <text:p text:style-name="P51">on revient au sommet de départ. </text:p>
        </text:list-item>
      </text:list>
      <text:p text:style-name="Horizontal_20_Line"><text:soft-page-break/></text:p>
      <text:h text:style-name="Heading_20_2" text:outline-level="2">5.6 Activité collective guidée — 20 min</text:h>
      <text:h text:style-name="Heading_20_3" text:outline-level="3">Objectif</text:h>
      <text:p text:style-name="Text_20_body">Faire parler les élèves avec le bon vocabulaire.</text:p>
      <text:p text:style-name="Text_20_body">Tu projettes un graphe simple, par exemple :</text:p>
      <text:section text:style-name="Sect1" text:name="Section2">
        <text:p text:style-name="P1"><text:bookmark text:name="code-block-viewer Copie 1"/>A ----- B ----- E</text:p>
        <text:p text:style-name="Preformatted_20_Text">| <text:s text:c="6"/>|</text:p>
        <text:p text:style-name="Preformatted_20_Text">| <text:s text:c="6"/>|</text:p>
        <text:p text:style-name="Preformatted_20_Text">C ----- D</text:p>
      </text:section>
      <text:p text:style-name="Text_20_body">Arêtes :</text:p>
      <text:list text:style-name="L28">
        <text:list-item>
          <text:p text:style-name="P54">[A,B] </text:p>
        </text:list-item>
        <text:list-item>
          <text:p text:style-name="P54">[A,C] </text:p>
        </text:list-item>
        <text:list-item>
          <text:p text:style-name="P54">[B,D] </text:p>
        </text:list-item>
        <text:list-item>
          <text:p text:style-name="P54">[B,E] </text:p>
        </text:list-item>
        <text:list-item>
          <text:p text:style-name="P53">[C,D] </text:p>
        </text:list-item>
      </text:list>
      <text:h text:style-name="Heading_20_3" text:outline-level="3">Questions</text:h>
      <text:list text:style-name="L29">
        <text:list-item>
          <text:p text:style-name="P56">Donner la liste des sommets. </text:p>
        </text:list-item>
        <text:list-item>
          <text:p text:style-name="P56">Donner la liste des arêtes. </text:p>
        </text:list-item>
        <text:list-item>
          <text:p text:style-name="P56">Quels sont les voisins de B ? </text:p>
        </text:list-item>
        <text:list-item>
          <text:p text:style-name="P56">Quel est le degré de B ? </text:p>
        </text:list-item>
        <text:list-item>
          <text:p text:style-name="P56">Citer un chemin allant de A à E. </text:p>
        </text:list-item>
        <text:list-item>
          <text:p text:style-name="P55">Ce graphe contient-il un cycle ? </text:p>
        </text:list-item>
      </text:list>
      <text:h text:style-name="Heading_20_3" text:outline-level="3">Réponses attendues</text:h>
      <text:list text:style-name="L30">
        <text:list-item>
          <text:p text:style-name="P58">A, B, C, D, E </text:p>
        </text:list-item>
        <text:list-item>
          <text:p text:style-name="P58">[A,B], [A,C], [B,D], [B,E], [C,D] </text:p>
        </text:list-item>
        <text:list-item>
          <text:p text:style-name="P58">A, D, E </text:p>
        </text:list-item>
        <text:list-item>
          <text:p text:style-name="P58">3 </text:p>
        </text:list-item>
        <text:list-item>
          <text:p text:style-name="P58">A → B → E </text:p>
        </text:list-item>
        <text:list-item>
          <text:p text:style-name="P57">oui, par exemple A → B → D → C → A </text:p>
        </text:list-item>
      </text:list>
      <text:h text:style-name="Heading_20_3" text:outline-level="3">Intérêt pédagogique</text:h>
      <text:p text:style-name="Text_20_body">Cette activité mobilise tout le vocabulaire de la séance.</text:p>
      <text:p text:style-name="Horizontal_20_Line"/>
      <text:h text:style-name="Heading_20_2" text:outline-level="2">5.7 Modéliser une situation simple — 15 min</text:h>
      <text:h text:style-name="Heading_20_3" text:outline-level="3">Objectif</text:h>
      <text:p text:style-name="Text_20_body">Montrer que le graphe représente une situation réelle.</text:p>
      <text:h text:style-name="Heading_20_3" text:outline-level="3"><text:soft-page-break/>Situation proposée</text:h>
      <text:p text:style-name="Text_20_body">On considère 4 personnes :</text:p>
      <text:list text:style-name="L31">
        <text:list-item>
          <text:p text:style-name="P60">Alice </text:p>
        </text:list-item>
        <text:list-item>
          <text:p text:style-name="P60">Bilal </text:p>
        </text:list-item>
        <text:list-item>
          <text:p text:style-name="P60">Chloé </text:p>
        </text:list-item>
        <text:list-item>
          <text:p text:style-name="P59">Diego </text:p>
        </text:list-item>
      </text:list>
      <text:p text:style-name="Text_20_body">Relations :</text:p>
      <text:list text:style-name="L32">
        <text:list-item>
          <text:p text:style-name="P62">Alice connaît Bilal </text:p>
        </text:list-item>
        <text:list-item>
          <text:p text:style-name="P62">Alice connaît Chloé </text:p>
        </text:list-item>
        <text:list-item>
          <text:p text:style-name="P62">Bilal connaît Diego </text:p>
        </text:list-item>
        <text:list-item>
          <text:p text:style-name="P61">Chloé connaît Diego </text:p>
        </text:list-item>
      </text:list>
      <text:h text:style-name="Heading_20_3" text:outline-level="3">Travail</text:h>
      <text:p text:style-name="Text_20_body">Construire le graphe correspondant.</text:p>
      <text:h text:style-name="Heading_20_3" text:outline-level="3">Résultat attendu</text:h>
      <text:p text:style-name="Text_20_body">Sommets :</text:p>
      <text:list text:style-name="L33">
        <text:list-item>
          <text:p text:style-name="P63">Alice, Bilal, Chloé, Diego </text:p>
        </text:list-item>
      </text:list>
      <text:p text:style-name="Text_20_body">Arêtes :</text:p>
      <text:list text:style-name="L34">
        <text:list-item>
          <text:p text:style-name="P65">[Alice, Bilal] </text:p>
        </text:list-item>
        <text:list-item>
          <text:p text:style-name="P65">[Alice, Chloé] </text:p>
        </text:list-item>
        <text:list-item>
          <text:p text:style-name="P65">[Bilal, Diego] </text:p>
        </text:list-item>
        <text:list-item>
          <text:p text:style-name="P64">[Chloé, Diego] </text:p>
        </text:list-item>
      </text:list>
      <text:h text:style-name="Heading_20_3" text:outline-level="3">Ce qu’il faut faire comprendre</text:h>
      <text:p text:style-name="Text_20_body">Le graphe est un outil de <text:span text:style-name="Strong_20_Emphasis">modélisation</text:span>.</text:p>
      <text:p text:style-name="Horizontal_20_Line"/>
      <text:h text:style-name="Heading_20_2" text:outline-level="2">5.8 Entraînement guidé — 15 min</text:h>
      <text:h text:style-name="Heading_20_3" text:outline-level="3">Exercice 1</text:h>
      <text:p text:style-name="Text_20_body">Qu’est-ce qu’un sommet dans un graphe ?</text:p>
      <text:p text:style-name="Text_20_body">Réponse :<text:line-break/>Un point / un élément du graphe.</text:p>
      <text:h text:style-name="Heading_20_3" text:outline-level="3">Exercice 2</text:h>
      <text:p text:style-name="Text_20_body">Qu’est-ce qu’une arête ?</text:p>
      <text:p text:style-name="Text_20_body">Réponse :<text:line-break/>Un lien entre deux sommets.</text:p>
      <text:h text:style-name="Heading_20_3" text:outline-level="3"><text:soft-page-break/>Exercice 3</text:h>
      <text:p text:style-name="Text_20_body">Que signifie “A et B sont voisins” ?</text:p>
      <text:p text:style-name="Text_20_body">Réponse :<text:line-break/>Il existe une arête entre A et B.</text:p>
      <text:h text:style-name="Heading_20_3" text:outline-level="3">Exercice 4</text:h>
      <text:p text:style-name="Text_20_body">Que représente le degré d’un sommet ?</text:p>
      <text:p text:style-name="Text_20_body">Réponse :<text:line-break/>Le nombre d’arêtes reliées à ce sommet.</text:p>
      <text:h text:style-name="Heading_20_3" text:outline-level="3">Exercice 5</text:h>
      <text:p text:style-name="Text_20_body">Quelle est la différence entre un chemin et un cycle ?</text:p>
      <text:p text:style-name="Text_20_body">Réponse :<text:line-break/>Un cycle est un chemin qui revient à son sommet de départ.</text:p>
      <text:p text:style-name="Horizontal_20_Line"/>
      <text:h text:style-name="Heading_20_2" text:outline-level="2">5.9 Petit exercice type bac très guidé — 20 min</text:h>
      <text:h text:style-name="Heading_20_3" text:outline-level="3">Énoncé</text:h>
      <text:p text:style-name="Text_20_body">On considère le graphe dont :</text:p>
      <text:list text:style-name="L35">
        <text:list-item>
          <text:p text:style-name="P67">les sommets sont A, B, C, D, E </text:p>
        </text:list-item>
        <text:list-item>
          <text:p text:style-name="P66">les arêtes sont [A,B], [A,C], [B,C], [B,D], [C,E] </text:p>
        </text:list-item>
      </text:list>
      <text:h text:style-name="Heading_20_3" text:outline-level="3">Questions</text:h>
      <text:list text:style-name="L36">
        <text:list-item>
          <text:p text:style-name="P69">Quels sont les voisins de A ? </text:p>
        </text:list-item>
        <text:list-item>
          <text:p text:style-name="P69">Quels sont les voisins de B ? </text:p>
        </text:list-item>
        <text:list-item>
          <text:p text:style-name="P69">Quel est le degré de B ? </text:p>
        </text:list-item>
        <text:list-item>
          <text:p text:style-name="P69">Citer un chemin allant de A à D. </text:p>
        </text:list-item>
        <text:list-item>
          <text:p text:style-name="P69">Citer un chemin allant de A à E. </text:p>
        </text:list-item>
        <text:list-item>
          <text:p text:style-name="P69">Le chemin A → B → C → A est-il un cycle ? </text:p>
        </text:list-item>
        <text:list-item>
          <text:p text:style-name="P68">Pourquoi ? </text:p>
        </text:list-item>
      </text:list>
      <text:h text:style-name="Heading_20_3" text:outline-level="3">Corrigé attendu</text:h>
      <text:list text:style-name="L37">
        <text:list-item>
          <text:p text:style-name="P71">B et C </text:p>
        </text:list-item>
        <text:list-item>
          <text:p text:style-name="P71">A, C, D </text:p>
        </text:list-item>
        <text:list-item>
          <text:p text:style-name="P71">3 </text:p>
        </text:list-item>
        <text:list-item>
          <text:p text:style-name="P71">A → B → D </text:p>
        </text:list-item>
        <text:list-item>
          <text:p text:style-name="P71">A → C → E ou A → B → C → E </text:p>
        </text:list-item>
        <text:list-item>
          <text:p text:style-name="P71">oui </text:p>
        </text:list-item>
        <text:list-item>
          <text:p text:style-name="P70">car on part de A et on revient à A en suivant les arêtes </text:p>
        </text:list-item>
      </text:list>
      <text:p text:style-name="Horizontal_20_Line"/>
      <text:h text:style-name="Heading_20_2" text:outline-level="2"><text:soft-page-break/>5.10 Bilan de fin de séance — 10 min</text:h>
      <text:h text:style-name="Heading_20_3" text:outline-level="3">À faire compléter</text:h>
      <text:list text:style-name="L38">
        <text:list-item>
          <text:p text:style-name="P73">Un graphe est... </text:p>
        </text:list-item>
        <text:list-item>
          <text:p text:style-name="P73">Un sommet est... </text:p>
        </text:list-item>
        <text:list-item>
          <text:p text:style-name="P73">Une arête est... </text:p>
        </text:list-item>
        <text:list-item>
          <text:p text:style-name="P73">Deux sommets voisins sont... </text:p>
        </text:list-item>
        <text:list-item>
          <text:p text:style-name="P73">Le degré d’un sommet est... </text:p>
        </text:list-item>
        <text:list-item>
          <text:p text:style-name="P73">Un chemin est... </text:p>
        </text:list-item>
        <text:list-item>
          <text:p text:style-name="P72">Un cycle est... </text:p>
        </text:list-item>
      </text:list>
      <text:h text:style-name="Heading_20_3" text:outline-level="3">Réponses attendues</text:h>
      <text:list text:style-name="L39">
        <text:list-item>
          <text:p text:style-name="P75">un ensemble de sommets reliés par des arêtes ; </text:p>
        </text:list-item>
        <text:list-item>
          <text:p text:style-name="P75">un point du graphe ; </text:p>
        </text:list-item>
        <text:list-item>
          <text:p text:style-name="P75">un lien entre deux sommets ; </text:p>
        </text:list-item>
        <text:list-item>
          <text:p text:style-name="P75">deux sommets reliés par une arête ; </text:p>
        </text:list-item>
        <text:list-item>
          <text:p text:style-name="P75">le nombre d’arêtes qui lui sont reliées ; </text:p>
        </text:list-item>
        <text:list-item>
          <text:p text:style-name="P75">une suite de sommets reliés ; </text:p>
        </text:list-item>
        <text:list-item>
          <text:p text:style-name="P74">un chemin fermé. </text:p>
        </text:list-item>
      </text:list>
      <text:p text:style-name="Horizontal_20_Line"/>
      <text:h text:style-name="Heading_20_1" text:outline-level="1">6. Trace écrite très courte</text:h>
      <text:h text:style-name="Heading_20_3" text:outline-level="3">À retenir</text:h>
      <text:list text:style-name="L40">
        <text:list-item>
          <text:p text:style-name="P77">Un graphe est composé de <text:span text:style-name="Strong_20_Emphasis">sommets</text:span> et d’<text:span text:style-name="Strong_20_Emphasis">arêtes</text:span>. </text:p>
        </text:list-item>
        <text:list-item>
          <text:p text:style-name="P77">Une arête relie deux sommets. </text:p>
        </text:list-item>
        <text:list-item>
          <text:p text:style-name="P77">Deux sommets reliés sont <text:span text:style-name="Strong_20_Emphasis">voisins</text:span>. </text:p>
        </text:list-item>
        <text:list-item>
          <text:p text:style-name="P77">Le <text:span text:style-name="Strong_20_Emphasis">degré</text:span> d’un sommet est le nombre d’arêtes qui le touchent. </text:p>
        </text:list-item>
        <text:list-item>
          <text:p text:style-name="P77">Un <text:span text:style-name="Strong_20_Emphasis">chemin</text:span> est une suite de sommets reliés. </text:p>
        </text:list-item>
        <text:list-item>
          <text:p text:style-name="P77">Un <text:span text:style-name="Strong_20_Emphasis">cycle</text:span> est un chemin qui revient au sommet de départ. </text:p>
        </text:list-item>
        <text:list-item>
          <text:p text:style-name="P76">Un graphe sert à <text:span text:style-name="Strong_20_Emphasis">modéliser</text:span> une situation. </text:p>
        </text:list-item>
      </text:list>
      <text:h text:style-name="Heading_20_3" text:outline-level="3">Formules utiles</text:h>
      <text:p text:style-name="Quotations"><text:span text:style-name="Strong_20_Emphasis">sommet = point</text:span><text:line-break/><text:span text:style-name="Strong_20_Emphasis">arête = lien</text:span><text:line-break/><text:span text:style-name="Strong_20_Emphasis">degré = nombre de liaisons</text:span><text:line-break/><text:span text:style-name="Strong_20_Emphasis">cycle = chemin fermé</text:span></text:p>
      <text:p text:style-name="Horizontal_20_Line"/>
      <text:h text:style-name="Heading_20_1" text:outline-level="1">7. Différenciation élèves fragiles</text:h>
      <text:p text:style-name="Text_20_body">Prévoir :</text:p>
      <text:list text:style-name="L41">
        <text:list-item>
          <text:p text:style-name="P79"><text:soft-page-break/>des graphes très petits au départ ; </text:p>
        </text:list-item>
        <text:list-item>
          <text:p text:style-name="P79">une seule question à la fois ; </text:p>
        </text:list-item>
        <text:list-item>
          <text:p text:style-name="P79">un code couleur : </text:p>
          <text:list>
            <text:list-item>
              <text:p text:style-name="P79">sommets en bleu </text:p>
            </text:list-item>
            <text:list-item>
              <text:p text:style-name="P79">arêtes en rouge ; </text:p>
            </text:list-item>
          </text:list>
        </text:list-item>
        <text:list-item>
          <text:p text:style-name="P79">faire entourer les voisins ; </text:p>
        </text:list-item>
        <text:list-item>
          <text:p text:style-name="P79">faire tracer les chemins ; </text:p>
        </text:list-item>
        <text:list-item>
          <text:p text:style-name="P78">faire repasser un cycle en couleur. </text:p>
        </text:list-item>
      </text:list>
      <text:p text:style-name="Text_20_body">Astuce très utile :<text:line-break/>faire construire le vocabulaire dans un tableau :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Mot</text:p>
            </table:table-cell>
            <table:table-cell table:style-name="Tableau1.A1" office:value-type="string">
              <text:p text:style-name="Table_20_Heading">Ce que cela signifie</text:p>
            </table:table-cell>
          </table:table-row>
        </table:table-header-rows>
        <table:table-row>
          <table:table-cell table:style-name="Tableau1.A1" office:value-type="string">
            <text:p text:style-name="Table_20_Contents">sommet</text:p>
          </table:table-cell>
          <table:table-cell table:style-name="Tableau1.A1" office:value-type="string">
            <text:p text:style-name="Table_20_Contents">point</text:p>
          </table:table-cell>
        </table:table-row>
        <table:table-row>
          <table:table-cell table:style-name="Tableau1.A1" office:value-type="string">
            <text:p text:style-name="Table_20_Contents">arête</text:p>
          </table:table-cell>
          <table:table-cell table:style-name="Tableau1.A1" office:value-type="string">
            <text:p text:style-name="Table_20_Contents">lien</text:p>
          </table:table-cell>
        </table:table-row>
        <table:table-row>
          <table:table-cell table:style-name="Tableau1.A1" office:value-type="string">
            <text:p text:style-name="Table_20_Contents">voisin</text:p>
          </table:table-cell>
          <table:table-cell table:style-name="Tableau1.A1" office:value-type="string">
            <text:p text:style-name="Table_20_Contents">relié directement</text:p>
          </table:table-cell>
        </table:table-row>
        <table:table-row>
          <table:table-cell table:style-name="Tableau1.A1" office:value-type="string">
            <text:p text:style-name="Table_20_Contents">degré</text:p>
          </table:table-cell>
          <table:table-cell table:style-name="Tableau1.A1" office:value-type="string">
            <text:p text:style-name="Table_20_Contents">nombre de liens</text:p>
          </table:table-cell>
        </table:table-row>
        <table:table-row>
          <table:table-cell table:style-name="Tableau1.A1" office:value-type="string">
            <text:p text:style-name="Table_20_Contents">chemin</text:p>
          </table:table-cell>
          <table:table-cell table:style-name="Tableau1.A1" office:value-type="string">
            <text:p text:style-name="Table_20_Contents">suite reliée</text:p>
          </table:table-cell>
        </table:table-row>
        <table:table-row>
          <table:table-cell table:style-name="Tableau1.A1" office:value-type="string">
            <text:p text:style-name="Table_20_Contents">cycle</text:p>
          </table:table-cell>
          <table:table-cell table:style-name="Tableau1.A1" office:value-type="string">
            <text:p text:style-name="Table_20_Contents">chemin fermé</text:p>
          </table:table-cell>
        </table:table-row>
      </table:table>
      <text:p text:style-name="Horizontal_20_Line"/>
      <text:h text:style-name="Heading_20_1" text:outline-level="1">8. Erreurs fréquentes à surveiller</text:h>
      <text:list text:style-name="L42">
        <text:list-item>
          <text:p text:style-name="P81">appeler “sommet” une arête ; </text:p>
        </text:list-item>
        <text:list-item>
          <text:p text:style-name="P81">croire que deux sommets sont voisins parce qu’ils sont “proches visuellement” ; </text:p>
        </text:list-item>
        <text:list-item>
          <text:p text:style-name="P81">oublier qu’un chemin doit suivre les arêtes ; </text:p>
        </text:list-item>
        <text:list-item>
          <text:p text:style-name="P81">confondre chemin et cycle ; </text:p>
        </text:list-item>
        <text:list-item>
          <text:p text:style-name="P81">mal compter le degré ; </text:p>
        </text:list-item>
        <text:list-item>
          <text:p text:style-name="P80">croire qu’un graphe est forcément un arbre. </text:p>
        </text:list-item>
      </text:list>
      <text:p text:style-name="Horizontal_20_Line"/>
      <text:h text:style-name="Heading_20_1" text:outline-level="1">9. Ce qu’il faut absolument réussir</text:h>
      <text:p text:style-name="Text_20_body">Si, en fin de séance, les élèves savent :</text:p>
      <text:list text:style-name="L43">
        <text:list-item>
          <text:p text:style-name="P83">identifier sommets et arêtes ; </text:p>
        </text:list-item>
        <text:list-item>
          <text:p text:style-name="P83">donner des voisins ; </text:p>
        </text:list-item>
        <text:list-item>
          <text:p text:style-name="P83">calculer un degré ; </text:p>
        </text:list-item>
        <text:list-item>
          <text:p text:style-name="P83">reconnaître un chemin ; </text:p>
        </text:list-item>
        <text:list-item>
          <text:p text:style-name="P83">reconnaître un cycle ; </text:p>
        </text:list-item>
        <text:list-item>
          <text:p text:style-name="P82">comprendre qu’un graphe modélise une situation ; </text:p>
        </text:list-item>
      </text:list>
      <text:p text:style-name="Text_20_body">alors la séance est réussi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0T14:28:25.999705574</meta:creation-date>
    <dc:date>2026-04-20T14:31:41.358540308</dc:date>
    <meta:editing-duration>PT2M51S</meta:editing-duration>
    <meta:editing-cycles>2</meta:editing-cycles>
    <meta:generator>LibreOffice/24.2.7.2$Linux_X86_64 LibreOffice_project/420$Build-2</meta:generator>
    <meta:document-statistic meta:table-count="1" meta:image-count="0" meta:object-count="0" meta:page-count="12" meta:paragraph-count="366" meta:word-count="2077" meta:character-count="10474" meta:non-whitespace-character-count="8710"/>
  </office:meta>
</office:document-meta>
</file>